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5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6" style:family="paragraph" style:parent-style-name="Standard">
      <style:paragraph-properties fo:text-align="start" style:justify-single-word="false"/>
      <style:text-properties officeooo:rsid="001e127b" officeooo:paragraph-rsid="001e127b"/>
    </style:style>
    <style:style style:name="P7" style:family="paragraph" style:parent-style-name="Standard">
      <style:paragraph-properties fo:text-align="start" style:justify-single-word="false"/>
      <style:text-properties officeooo:rsid="001fa957" officeooo:paragraph-rsid="001fa957"/>
    </style:style>
    <style:style style:name="P8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9" style:family="paragraph" style:parent-style-name="Standard">
      <style:paragraph-properties fo:text-align="center" style:justify-single-word="false"/>
      <style:text-properties officeooo:rsid="00346f4d" officeooo:paragraph-rsid="00346f4d"/>
    </style:style>
    <style:style style:name="P10" style:family="paragraph" style:parent-style-name="Standard">
      <style:paragraph-properties fo:text-align="start" style:justify-single-word="false"/>
      <style:text-properties officeooo:rsid="0037933d" officeooo:paragraph-rsid="0037933d"/>
    </style:style>
    <style:style style:name="P11" style:family="paragraph" style:parent-style-name="Standard">
      <style:paragraph-properties fo:text-align="start" style:justify-single-word="false"/>
      <style:text-properties officeooo:rsid="00396910" officeooo:paragraph-rsid="00396910"/>
    </style:style>
    <style:style style:name="P12" style:family="paragraph" style:parent-style-name="Standard">
      <style:paragraph-properties fo:text-align="center" style:justify-single-word="false"/>
      <style:text-properties officeooo:rsid="00396910" officeooo:paragraph-rsid="00396910"/>
    </style:style>
    <style:style style:name="P13" style:family="paragraph" style:parent-style-name="Standard">
      <style:paragraph-properties fo:text-align="start" style:justify-single-word="false"/>
      <style:text-properties fo:font-style="italic" officeooo:rsid="003b34cd" officeooo:paragraph-rsid="003b34cd" style:font-style-asian="italic" style:font-style-complex="italic"/>
    </style:style>
    <style:style style:name="T1" style:family="text">
      <style:text-properties officeooo:rsid="001feefc"/>
    </style:style>
    <style:style style:name="T2" style:family="text">
      <style:text-properties officeooo:rsid="00346f4d"/>
    </style:style>
    <style:style style:name="T3" style:family="text">
      <style:text-properties style:font-name="Liberation Serif1"/>
    </style:style>
    <style:style style:name="T4" style:family="text">
      <style:text-properties officeooo:rsid="003a2ec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7</text:span>:</text:p>
      <text:p text:style-name="P9">Index of Refraction</text:p>
      <text:p text:style-name="P5"/>
      <text:p text:style-name="P2">Background: </text:p>
      <text:p text:style-name="P11">Snell's law states</text:p>
      <text:p text:style-name="P12"><draw:frame draw:style-name="fr1" draw:name="Object1" text:anchor-type="as-char" svg:y="-0.1484in" svg:width="1.1839in" svg:height="0.2091in" draw:z-index="0"><draw:object xlink:href="./Object 1" xlink:type="simple" xlink:show="embed" xlink:actuate="onLoad"/><draw:image xlink:href="./ObjectReplacements/Object 1" xlink:type="simple" xlink:show="embed" xlink:actuate="onLoad"/></draw:frame> (1).</text:p>
      <text:p text:style-name="P11"/>
      <text:p text:style-name="P13">Objective: </text:p>
      <text:p text:style-name="P10">In this experiment you will determine the index of refraction for a piece of glass.</text:p>
      <text:p text:style-name="P8"/>
      <text:p text:style-name="P3">Materials you will need:</text:p>
      <text:p text:style-name="P4"/>
      <text:p text:style-name="P11">Glass Square</text:p>
      <text:p text:style-name="P11">Paper</text:p>
      <text:p text:style-name="P11">Laser-Level</text:p>
      <text:p text:style-name="P11"/>
      <text:p text:style-name="P6"/>
      <text:p text:style-name="P7"><text:span text:style-name="T1">Instructions</text:span>:</text:p>
      <text:p text:style-name="P13">This is a Student-Inquiry based lab. <text:s/>It is up to you to determine how to accomplish the objec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01-26T07:52:14.758167941</dc:date>
    <dc:creator>Jonas Williamson</dc:creator>
    <meta:editing-duration>PT52M5S</meta:editing-duration>
    <meta:editing-cycles>45</meta:editing-cycles>
    <meta:generator>LibreOffice/4.2.8.2$Linux_X86_64 LibreOffice_project/420$Build-2</meta:generator>
    <meta:document-statistic meta:table-count="0" meta:image-count="0" meta:object-count="1" meta:page-count="1" meta:paragraph-count="13" meta:word-count="53" meta:character-count="325" meta:non-whitespace-character-count="281"/>
  </office:meta>
</office:document-meta>
</file>

<file path=Object 1/content.xml><?xml version="1.0" encoding="utf-8"?>
<math xmlns="http://www.w3.org/1998/Math/MathML" display="block">
  <semantics>
    <mrow>
      <msub>
        <mi>n</mi>
        <mi>i</mi>
      </msub>
      <mi>sin</mi>
      <mrow>
        <msub>
          <mi>θ</mi>
          <mi>i</mi>
        </msub>
        <mo stretchy="false">=</mo>
        <msub>
          <mi>n</mi>
          <mi>r</mi>
        </msub>
      </mrow>
      <mi>sin</mi>
      <msub>
        <mi>θ</mi>
        <mi>r</mi>
      </msub>
    </mrow>
    <annotation encoding="StarMath 5.0">n sub i sin θ sub i = n sub r sin θ sub r</annotation>
  </semantics>
</math>
</file>